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776in" svg:y="0.3764in">
            <draw:object draw:notify-on-update-of-ranges="rewardlist_10_04_2021unfinished.A1:rewardlist_10_04_2021unfinished.A1 rewardlist_10_04_2021unfinished.A2:rewardlist_10_04_2021unfinished.A6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4559in" svg:height="2.8862in" svg:x="7.2705in" svg:y="7.8953in">
            <draw:object draw:notify-on-update-of-ranges="rewardlist_10_04_2021unfinished.C2:rewardlist_10_04_2021unfinished.C6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2:.A2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2:.A3])" office:value-type="float" office:value="-1.7477073649332" calcext:value-type="float">
            <text:p>-1.7477073649332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2:.A4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2:.A5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2:.A6])" office:value-type="float" office:value="-1.77692597650885" calcext:value-type="float">
            <text:p>-1.77692597650885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2:.A7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2:.A8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2:.A9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2:.A10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2:.A11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2:.A12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2:.A13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2:.A14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2:.A15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2:.A16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2:.A17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2:.A18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2:.A19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2:.A20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2:.A21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2:.A22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2:.A23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2:.A24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2:.A25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2:.A26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2:.A27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2:.A28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2:.A29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2:.A30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2:.A31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2:.A32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2:.A33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2:.A34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2:.A35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6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7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2:.A38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39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0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2:.A41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2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3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4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5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6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7])" office:value-type="float" office:value="-0.974251857869781" calcext:value-type="float">
            <text:p>-0.97425185786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8])" office:value-type="float" office:value="-0.91096990344702" calcext:value-type="float">
            <text:p>-0.9109699034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49])" office:value-type="float" office:value="-0.850324697125207" calcext:value-type="float">
            <text:p>-0.850324697125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2:.A50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:.A51])" office:value-type="float" office:value="-0.717709961024353" calcext:value-type="float">
            <text:p>-0.71770996102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639187157798848" calcext:value-type="float">
            <text:p>-0.63918715779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561405893074129" calcext:value-type="float">
            <text:p>-0.56140589307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485935949835729" calcext:value-type="float">
            <text:p>-0.485935949835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06754195499299" calcext:value-type="float">
            <text:p>-0.40675419549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32998627254075" calcext:value-type="float">
            <text:p>-0.3299862725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251104744558067" calcext:value-type="float">
            <text:p>-0.25110474455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172674489973274" calcext:value-type="float">
            <text:p>-0.172674489973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096962675112669" calcext:value-type="float">
            <text:p>-0.096962675112669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2:.A60])" office:value-type="float" office:value="-0.092187332869185" calcext:value-type="float">
            <text:p>-0.09218733286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:.A61])" office:value-type="float" office:value="-0.0136103653421824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0.0646150131313769" calcext:value-type="float">
            <text:p>0.0646150131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142927432823302" calcext:value-type="float">
            <text:p>0.14292743282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223529407710627" calcext:value-type="float">
            <text:p>0.22352940771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301551442573082" calcext:value-type="float">
            <text:p>0.30155144257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79121533568841" calcext:value-type="float">
            <text:p>0.37912153356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457125848898534" calcext:value-type="float">
            <text:p>0.45712584889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536520501026571" calcext:value-type="float">
            <text:p>0.536520501026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615219230478028" calcext:value-type="float">
            <text:p>0.615219230478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846148977766474" calcext:value-type="float">
            <text:p>0.846148977766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29:.A77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:.A78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39:.A87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0:.A88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2:.A120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3:.A121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1:.A129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3:.A131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4:.A132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6:.A134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8:.A136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89:.A137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1:.A139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8:.A146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99:.A147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1:.A149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3:.A151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4:.A152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09:.A157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0:.A158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1:.A159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2:.A160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8:.A166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0:.A168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1:.A169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4:.A172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5:.A173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6:.A174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7:.A175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2:.A210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3:.A211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2:.A24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19:.A267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2:.A270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3:.A27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8:.A286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7:.A295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49:.A297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0:.A298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1:.A299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3:.A301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4:.A302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2:.A310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5:.A313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6:.A314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7:.A315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8:.A316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299:.A347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0:.A348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2:.A350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3:.A351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0:.A378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1:.A37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2:.A390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4:.A392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2:.A400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5:.A403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7:.A405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8:.A40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7:.A425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79:.A427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0:.A428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1:.A429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4:.A432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7:.A445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1:.A469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2:.A490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7:.A515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8:.A516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69:.A517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0:.A51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6:.A54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5:.A57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4:.A60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0:44:56.526099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6T10:49:23.835543528</dc:date>
    <meta:editing-duration>PT1H59M22S</meta:editing-duration>
    <meta:editing-cycles>3</meta:editing-cycles>
    <meta:generator>LibreOffice/6.4.7.2$Linux_X86_64 LibreOffice_project/40$Build-2</meta:generator>
    <meta:document-statistic meta:table-count="1" meta:cell-count="12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1:rewardlist_10_04_2021unfinished.A624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2:rewardlist_10_04_2021unfinished.A624" chart:label-cell-address="rewardlist_10_04_2021unfinished.A1:rewardlist_10_04_2021unfinished.A1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1:rewardlist_10_04_2021unfinishe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2:rewardlist_10_04_2021unfinished.A6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99cm" svg:height="7.332cm" xlink:href=".." xlink:type="simple" chart:class="chart:line" chart:style-name="ch1">
        <chart:title svg:x="0.707cm" svg:y="0.282cm" chart:style-name="ch2">
          <text:p>End-of-Episode Rewards (50 ep rolling avg), Peg in Hole w/ Large Chamfer</text:p>
        </chart:title>
        <chart:legend chart:legend-position="end" svg:x="13.547cm" svg:y="3.367cm" style:legend-expansion="high" chart:style-name="ch3"/>
        <chart:plot-area chart:style-name="ch4" table:cell-range-address="rewardlist_10_04_2021unfinished.C2:rewardlist_10_04_2021unfinished.C624" svg:x="1.678cm" svg:y="1.207cm" svg:width="11.542cm" svg:height="4.998cm">
          <chartooo:coordinate-region svg:x="2.511cm" svg:y="1.393cm" svg:width="10.709cm" svg:height="4.6cm"/>
          <chart:axis chart:dimension="x" chart:name="primary-x" chart:style-name="ch5">
            <chart:title svg:x="6.796cm" svg:y="6.351cm" chart:style-name="ch6">
              <text:p>Episode</text:p>
            </chart:title>
          </chart:axis>
          <chart:axis chart:dimension="y" chart:name="primary-y" chart:style-name="ch5">
            <chart:title svg:x="0.451cm" svg:y="4.833cm" chart:style-name="ch7">
              <text:p>Rewards</text:p>
            </chart:title>
            <chart:grid chart:style-name="ch8" chart:class="major"/>
          </chart:axis>
          <chart:series chart:style-name="ch9" chart:values-cell-range-address="rewardlist_10_04_2021unfinished.C2:rewardlist_10_04_2021unfinished.C624" chart:class="chart:line">
            <chart:data-point chart:repeated="6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2:rewardlist_10_04_2021unfinished.C6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